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4" draw:style-name="gr1" draw:text-style-name="P1" svg:width="1.2504in" svg:height="0.7213in" svg:x="1.1437in" svg:y="0.1209in"><text:p/></draw:rect><draw:rect text:anchor-type="paragraph" draw:z-index="7" draw:style-name="gr1" draw:text-style-name="P1" svg:width="1.2343in" svg:height="0.6732in" svg:x="3.1654in" svg:y="0.1366in"><text:p/></draw:rect></text:p>
      <text:p text:style-name="Standard"><draw:frame text:anchor-type="paragraph" draw:z-index="25" draw:style-name="gr3" draw:text-style-name="P3" svg:width="1.2504in" svg:height="0.5122in" svg:x="1.1437in" svg:y="0.048in"><draw:text-box><text:p text:style-name="P1"><text:span text:style-name="T2">Legacy Job Queue</text:span></text:p></draw:text-box></draw:frame><draw:frame text:anchor-type="paragraph" draw:z-index="26" draw:style-name="gr3" draw:text-style-name="P3" svg:width="1.2504in" svg:height="0.5122in" svg:x="3.1654in" svg:y="0.0382in"><draw:text-box><text:p text:style-name="P1"><text:span text:style-name="T2">Invasic Job Queue</text:span></text:p></draw:text-box></draw:frame></text:p>
      <text:p text:style-name="Standard"/>
      <text:p text:style-name="Standard"/>
      <text:p text:style-name="Standard"><draw:line text:anchor-type="paragraph" draw:z-index="5" draw:style-name="gr4" draw:text-style-name="P1" svg:x1="1.7709in" svg:y1="0.0752in" svg:x2="1.7709in" svg:y2="0.6205in"><text:p/></draw:line><draw:line text:anchor-type="paragraph" draw:z-index="6" draw:style-name="gr4" draw:text-style-name="P1" svg:x1="3.7394in" svg:y1="0.0752in" svg:x2="3.7394in" svg:y2="0.6205in"><text:p/></draw:line></text:p>
      <text:p text:style-name="Standard"/>
      <text:p text:style-name="Standard"/>
      <text:p text:style-name="Standard"><draw:rect text:anchor-type="paragraph" draw:z-index="0" draw:style-name="gr1" draw:text-style-name="P1" svg:width="5.8177in" svg:height="0.7858in" svg:x="0.1201in" svg:y="0.0453in"><text:p/></draw:rect><draw:frame text:anchor-type="paragraph" draw:z-index="1" draw:style-name="gr2" draw:text-style-name="P2" svg:width="4.7122in" svg:height="0.3843in" svg:x="0.6654in" svg:y="0.222in"><draw:text-box><text:p text:style-name="P1"><text:span text:style-name="T1">BATCH SCHEDULER</text:span></text:p></draw:text-box></draw:frame><draw:frame text:anchor-type="paragraph" draw:z-index="2" draw:style-name="gr3" draw:text-style-name="P3" svg:width="1.2504in" svg:height="0.2567in" svg:x="4.6874in" svg:y="0.5098in"><draw:text-box><text:p text:style-name="P1"><text:span text:style-name="T2">iBSched</text:span></text:p></draw:text-box></draw:frame><draw:rect text:anchor-type="paragraph" draw:z-index="3" draw:style-name="gr1" draw:text-style-name="P1" svg:width="1.1858in" svg:height="0.4169in" svg:x="4.752in" svg:y="0.4138in"><text:p/></draw:rect><draw:rect text:anchor-type="paragraph" draw:z-index="8" draw:style-name="gr1" draw:text-style-name="P1" svg:width="3.6059in" svg:height="1.1039in" svg:x="2.3319in" svg:y="1.6957in"><text:p/></draw:rect><draw:frame text:anchor-type="paragraph" draw:z-index="9" draw:style-name="gr5" draw:text-style-name="P2" svg:width="2.0835in" svg:height="0.4496in" svg:x="3.1335in" svg:y="2.0646in"><draw:text-box><text:p text:style-name="P1"><text:span text:style-name="T1">iRTSched</text:span></text:p></draw:text-box></draw:frame><draw:line text:anchor-type="paragraph" draw:z-index="10" draw:style-name="gr4" draw:text-style-name="P1" svg:x1="2.5583in" svg:y1="2.8311in" svg:x2="2.5583in" svg:y2="3.3764in"><text:p/></draw:line><draw:line text:anchor-type="paragraph" draw:z-index="11" draw:style-name="gr4" draw:text-style-name="P1" svg:x1="3.3457in" svg:y1="2.8311in" svg:x2="3.3457in" svg:y2="3.3764in"><text:p/></draw:line><draw:line text:anchor-type="paragraph" draw:z-index="12" draw:style-name="gr4" draw:text-style-name="P1" svg:x1="4.1331in" svg:y1="2.8311in" svg:x2="4.1331in" svg:y2="3.3764in"><text:p/></draw:line><draw:line text:anchor-type="paragraph" draw:z-index="13" draw:style-name="gr4" draw:text-style-name="P1" svg:x1="4.9209in" svg:y1="2.8311in" svg:x2="4.9209in" svg:y2="3.3764in"><text:p/></draw:line><draw:line text:anchor-type="paragraph" draw:z-index="14" draw:style-name="gr4" draw:text-style-name="P1" svg:x1="5.7083in" svg:y1="2.8311in" svg:x2="5.7083in" svg:y2="3.3764in"><text:p/></draw:line><draw:rect text:anchor-type="paragraph" draw:z-index="15" draw:style-name="gr1" draw:text-style-name="P4" svg:width="0.4177in" svg:height="0.3807in" svg:x="2.3484in" svg:y="3.3193in"><text:p/></draw:rect><draw:rect text:anchor-type="paragraph" draw:z-index="16" draw:style-name="gr1" draw:text-style-name="P4" svg:width="0.4177in" svg:height="0.3807in" svg:x="3.1362in" svg:y="3.3193in"><text:p/></draw:rect><draw:rect text:anchor-type="paragraph" draw:z-index="17" draw:style-name="gr1" draw:text-style-name="P4" svg:width="0.4177in" svg:height="0.3807in" svg:x="3.9236in" svg:y="3.3193in"><text:p/></draw:rect><draw:rect text:anchor-type="paragraph" draw:z-index="18" draw:style-name="gr1" draw:text-style-name="P4" svg:width="0.4177in" svg:height="0.3807in" svg:x="4.711in" svg:y="3.3193in"><text:p/></draw:rect><draw:rect text:anchor-type="paragraph" draw:z-index="19" draw:style-name="gr1" draw:text-style-name="P4" svg:width="0.4177in" svg:height="0.3807in" svg:x="5.4984in" svg:y="3.3193in"><text:p/></draw:rect><draw:rect text:anchor-type="paragraph" draw:z-index="20" draw:style-name="gr1" draw:text-style-name="P1" svg:width="1.4425in" svg:height="1.1039in" svg:x="0.3772in" svg:y="1.6957in"><text:p/></draw:rect><draw:line text:anchor-type="paragraph" draw:z-index="21" draw:style-name="gr6" draw:text-style-name="P1" svg:x1="2.952in" svg:y1="0.8626in" svg:x2="2.9567in" svg:y2="1.6961in"><text:p/></draw:line><draw:frame text:anchor-type="paragraph" draw:z-index="22" draw:style-name="gr3" draw:text-style-name="P5" svg:width="1.6988in" svg:height="0.3524in" svg:x="2.9571in" svg:y="1.1598in"><draw:text-box><text:p text:style-name="P1"><text:span text:style-name="T3">Negotiation</text:span></text:p></draw:text-box></draw:frame><draw:line text:anchor-type="paragraph" draw:z-index="23" draw:style-name="gr4" draw:text-style-name="P1" svg:x1="5.3169in" svg:y1="1.6961in" svg:x2="5.3055in" svg:y2="0.8307in"><text:p/></draw:line><draw:frame text:anchor-type="paragraph" draw:z-index="24" draw:style-name="gr3" draw:text-style-name="P5" svg:width="1.4039in" svg:height="0.3524in" svg:x="5.3055in" svg:y="1.1366in"><draw:text-box><text:p text:style-name="P1"><text:span text:style-name="T3">Feedback</text:span></text:p></draw:text-box></draw:frame><draw:rect text:anchor-type="paragraph" draw:z-index="27" draw:style-name="gr1" draw:text-style-name="P4" svg:width="0.2697in" svg:height="0.1969in" svg:x="0.3799in" svg:y="2.9256in"><text:p/></draw:rect><draw:rect text:anchor-type="paragraph" draw:z-index="28" draw:style-name="gr1" draw:text-style-name="P4" svg:width="0.2697in" svg:height="0.1969in" svg:x="0.7736in" svg:y="2.9256in"><text:p/></draw:rect><draw:rect text:anchor-type="paragraph" draw:z-index="29" draw:style-name="gr1" draw:text-style-name="P4" svg:width="0.2697in" svg:height="0.1969in" svg:x="1.1673in" svg:y="2.9256in"><text:p/></draw:rect><draw:rect text:anchor-type="paragraph" draw:z-index="30" draw:style-name="gr1" draw:text-style-name="P4" svg:width="0.2697in" svg:height="0.1969in" svg:x="1.561in" svg:y="2.9256in"><text:p/></draw:rect><draw:frame text:anchor-type="paragraph" draw:z-index="31" draw:style-name="gr7" draw:text-style-name="P3" svg:width="0.8717in" svg:height="0.5122in" svg:x="0.3772in" svg:y="1.6957in"><draw:text-box><text:p text:style-name="P1"><text:span text:style-name="T2">Process Manager</text:span></text:p></draw:text-box></draw:frame><draw:frame text:anchor-type="paragraph" draw:z-index="32" draw:style-name="gr7" draw:text-style-name="P3" svg:width="0.674in" svg:height="0.5122in" svg:x="1.1457in" svg:y="2.2874in"><draw:text-box><text:p text:style-name="P1"><text:span text:style-name="T2">Bash Script</text:span></text:p></draw:text-box></draw:frame><draw:rect text:anchor-type="paragraph" draw:z-index="33" draw:style-name="gr1" draw:text-style-name="P1" svg:width="0.8717in" svg:height="0.5122in" svg:x="0.3772in" svg:y="1.6957in"><text:p/></draw:rect><draw:rect text:anchor-type="paragraph" draw:z-index="34" draw:style-name="gr1" draw:text-style-name="P1" svg:width="0.7539in" svg:height="0.5122in" svg:x="1.0661in" svg:y="2.2874in"><text:p/></draw:rect><draw:line text:anchor-type="paragraph" draw:z-index="35" draw:style-name="gr4" draw:text-style-name="P1" svg:x1="0.9831in" svg:y1="0.8626in" svg:x2="0.9858in" svg:y2="1.6961in"><text:p/></draw:line><draw:frame text:anchor-type="paragraph" draw:z-index="36" draw:style-name="gr2" draw:text-style-name="P5" svg:width="0.5268in" svg:height="0.3524in" svg:x="0.9882in" svg:y="1.039in"><draw:text-box><text:p text:style-name="P1"><text:span text:style-name="T3">ssh</text:span></text:p></draw:text-box></draw:frame><draw:frame text:anchor-type="paragraph" draw:z-index="37" draw:style-name="gr8" draw:text-style-name="P6" svg:width="1.8114in" svg:height="0.2252in" svg:x="5.0299in" svg:y="2.8957in"><draw:text-box><text:p text:style-name="P1"><text:span text:style-name="T4">Launch jobs via P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.6902in" fo:page-height="6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6:46:22.067653054</meta:creation-date>
    <dc:date>2016-06-20T14:09:30.539777305</dc:date>
    <meta:editing-duration>PT27M44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